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44681886140811" calcext:value-type="float">
            <text:p>2.44682</text:p>
          </table:table-cell>
          <table:table-cell office:value-type="float" office:value="1.922481071044" calcext:value-type="float">
            <text:p>1.92248</text:p>
          </table:table-cell>
          <table:table-cell office:value-type="float" office:value="2.65854384819528" calcext:value-type="float">
            <text:p>2.65854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43103353936855" calcext:value-type="float">
            <text:p>2.43103</text:p>
          </table:table-cell>
          <table:table-cell office:value-type="float" office:value="1.91314866472784" calcext:value-type="float">
            <text:p>1.91315</text:p>
          </table:table-cell>
          <table:table-cell office:value-type="float" office:value="2.64091672955122" calcext:value-type="float">
            <text:p>2.64092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7047472888987" calcext:value-type="float">
            <text:p>2.37047</text:p>
          </table:table-cell>
          <table:table-cell office:value-type="float" office:value="2.03624159537396" calcext:value-type="float">
            <text:p>2.03624</text:p>
          </table:table-cell>
          <table:table-cell office:value-type="float" office:value="2.78116041071383" calcext:value-type="float">
            <text:p>2.78116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7030990757192" calcext:value-type="float">
            <text:p>2.37031</text:p>
          </table:table-cell>
          <table:table-cell office:value-type="float" office:value="2.06722075454896" calcext:value-type="float">
            <text:p>2.06722</text:p>
          </table:table-cell>
          <table:table-cell office:value-type="float" office:value="2.81941422168321" calcext:value-type="float">
            <text:p>2.81941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6959994121354" calcext:value-type="float">
            <text:p>2.3696</text:p>
          </table:table-cell>
          <table:table-cell office:value-type="float" office:value="2.03342244568612" calcext:value-type="float">
            <text:p>2.03342</text:p>
          </table:table-cell>
          <table:table-cell office:value-type="float" office:value="2.80767298903689" calcext:value-type="float">
            <text:p>2.80767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680179908943" calcext:value-type="float">
            <text:p>2.36802</text:p>
          </table:table-cell>
          <table:table-cell office:value-type="float" office:value="2.0862293612865" calcext:value-type="float">
            <text:p>2.08623</text:p>
          </table:table-cell>
          <table:table-cell office:value-type="float" office:value="2.82457300602571" calcext:value-type="float">
            <text:p>2.82457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5327741597901" calcext:value-type="float">
            <text:p>2.35328</text:p>
          </table:table-cell>
          <table:table-cell office:value-type="float" office:value="2.19430299173402" calcext:value-type="float">
            <text:p>2.1943</text:p>
          </table:table-cell>
          <table:table-cell office:value-type="float" office:value="3.00330056638595" calcext:value-type="float">
            <text:p>3.0033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.34637480466402" calcext:value-type="float">
            <text:p>2.34637</text:p>
          </table:table-cell>
          <table:table-cell office:value-type="float" office:value="2.20376334825311" calcext:value-type="float">
            <text:p>2.20376</text:p>
          </table:table-cell>
          <table:table-cell office:value-type="float" office:value="2.99988816529136" calcext:value-type="float">
            <text:p>2.99989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34240457074891" calcext:value-type="float">
            <text:p>2.3424</text:p>
          </table:table-cell>
          <table:table-cell office:value-type="float" office:value="2.01087498407035" calcext:value-type="float">
            <text:p>2.01087</text:p>
          </table:table-cell>
          <table:table-cell office:value-type="float" office:value="2.55100463021962" calcext:value-type="float">
            <text:p>2.551</text:p>
          </table:table-cell>
          <table:table-cell office:value-type="float" office:value="35311500" calcext:value-type="float">
            <text:p>353115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33501782705351" calcext:value-type="float">
            <text:p>2.33502</text:p>
          </table:table-cell>
          <table:table-cell office:value-type="float" office:value="1.99806533282358" calcext:value-type="float">
            <text:p>1.99807</text:p>
          </table:table-cell>
          <table:table-cell office:value-type="float" office:value="2.5520241281169" calcext:value-type="float">
            <text:p>2.55202</text:p>
          </table:table-cell>
          <table:table-cell office:value-type="float" office:value="35311500" calcext:value-type="float">
            <text:p>353115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2378668250567" calcext:value-type="float">
            <text:p>2.32379</text:p>
          </table:table-cell>
          <table:table-cell office:value-type="float" office:value="2.17400564264653" calcext:value-type="float">
            <text:p>2.17401</text:p>
          </table:table-cell>
          <table:table-cell office:value-type="float" office:value="3.00154888525912" calcext:value-type="float">
            <text:p>3.00155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2371469987202" calcext:value-type="float">
            <text:p>2.32371</text:p>
          </table:table-cell>
          <table:table-cell office:value-type="float" office:value="2.17815792339294" calcext:value-type="float">
            <text:p>2.17816</text:p>
          </table:table-cell>
          <table:table-cell office:value-type="float" office:value="2.97413529623894" calcext:value-type="float">
            <text:p>2.97414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28422403292" calcext:value-type="float">
            <text:p>2.24284</text:p>
          </table:table-cell>
          <table:table-cell office:value-type="float" office:value="2.30766634729794" calcext:value-type="float">
            <text:p>2.30767</text:p>
          </table:table-cell>
          <table:table-cell office:value-type="float" office:value="3.24036255415844" calcext:value-type="float">
            <text:p>3.24036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.21936232645732" calcext:value-type="float">
            <text:p>2.21936</text:p>
          </table:table-cell>
          <table:table-cell office:value-type="float" office:value="2.30298097123151" calcext:value-type="float">
            <text:p>2.30298</text:p>
          </table:table-cell>
          <table:table-cell office:value-type="float" office:value="3.02301711020976" calcext:value-type="float">
            <text:p>3.02302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518502188948" calcext:value-type="float">
            <text:p>2.29519</text:p>
          </table:table-cell>
          <table:table-cell office:value-type="float" office:value="2.28149447605159" calcext:value-type="float">
            <text:p>2.28149</text:p>
          </table:table-cell>
          <table:table-cell office:value-type="float" office:value="3.37685283319626" calcext:value-type="float">
            <text:p>3.37685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504017545496" calcext:value-type="float">
            <text:p>2.29504</text:p>
          </table:table-cell>
          <table:table-cell office:value-type="float" office:value="2.28044412036527" calcext:value-type="float">
            <text:p>2.28044</text:p>
          </table:table-cell>
          <table:table-cell office:value-type="float" office:value="3.3912617325612" calcext:value-type="float">
            <text:p>3.39126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4075105349285" calcext:value-type="float">
            <text:p>2.24075</text:p>
          </table:table-cell>
          <table:table-cell office:value-type="float" office:value="2.29143300463791" calcext:value-type="float">
            <text:p>2.29143</text:p>
          </table:table-cell>
          <table:table-cell office:value-type="float" office:value="3.21278198421244" calcext:value-type="float">
            <text:p>3.21278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8669529680094" calcext:value-type="float">
            <text:p>2.2867</text:p>
          </table:table-cell>
          <table:table-cell office:value-type="float" office:value="2.17911297456638" calcext:value-type="float">
            <text:p>2.17911</text:p>
          </table:table-cell>
          <table:table-cell office:value-type="float" office:value="3.05182286058283" calcext:value-type="float">
            <text:p>3.05182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380232489126" calcext:value-type="float">
            <text:p>2.2838</text:p>
          </table:table-cell>
          <table:table-cell office:value-type="float" office:value="2.1942116255868" calcext:value-type="float">
            <text:p>2.19421</text:p>
          </table:table-cell>
          <table:table-cell office:value-type="float" office:value="3.0368421498885" calcext:value-type="float">
            <text:p>3.03684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424098962594" calcext:value-type="float">
            <text:p>2.23424</text:p>
          </table:table-cell>
          <table:table-cell office:value-type="float" office:value="2.28309515231915" calcext:value-type="float">
            <text:p>2.2831</text:p>
          </table:table-cell>
          <table:table-cell office:value-type="float" office:value="3.02725240632192" calcext:value-type="float">
            <text:p>3.02725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8166690689978" calcext:value-type="float">
            <text:p>2.28167</text:p>
          </table:table-cell>
          <table:table-cell office:value-type="float" office:value="2.25262385430003" calcext:value-type="float">
            <text:p>2.25262</text:p>
          </table:table-cell>
          <table:table-cell office:value-type="float" office:value="3.32252973944599" calcext:value-type="float">
            <text:p>3.32253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86110569409" calcext:value-type="float">
            <text:p>2.27861</text:p>
          </table:table-cell>
          <table:table-cell office:value-type="float" office:value="2.30499430506214" calcext:value-type="float">
            <text:p>2.30499</text:p>
          </table:table-cell>
          <table:table-cell office:value-type="float" office:value="3.3451257832306" calcext:value-type="float">
            <text:p>3.34513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9202160893207" calcext:value-type="float">
            <text:p>2.29202</text:p>
          </table:table-cell>
          <table:table-cell office:value-type="float" office:value="2.27332411276808" calcext:value-type="float">
            <text:p>2.27332</text:p>
          </table:table-cell>
          <table:table-cell office:value-type="float" office:value="3.01520697482022" calcext:value-type="float">
            <text:p>3.01521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097381385011" calcext:value-type="float">
            <text:p>2.27097</text:p>
          </table:table-cell>
          <table:table-cell office:value-type="float" office:value="2.19816043041684" calcext:value-type="float">
            <text:p>2.19816</text:p>
          </table:table-cell>
          <table:table-cell office:value-type="float" office:value="2.99144618867475" calcext:value-type="float">
            <text:p>2.99145</text:p>
          </table:table-cell>
          <table:table-cell office:value-type="float" office:value="35249550" calcext:value-type="float">
            <text:p>352495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26792225716357" calcext:value-type="float">
            <text:p>2.26792</text:p>
          </table:table-cell>
          <table:table-cell office:value-type="float" office:value="2.19367050075817" calcext:value-type="float">
            <text:p>2.19367</text:p>
          </table:table-cell>
          <table:table-cell office:value-type="float" office:value="2.99406137099623" calcext:value-type="float">
            <text:p>2.99406</text:p>
          </table:table-cell>
          <table:table-cell office:value-type="float" office:value="35249550" calcext:value-type="float">
            <text:p>352495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851423035857" calcext:value-type="float">
            <text:p>2.28514</text:p>
          </table:table-cell>
          <table:table-cell office:value-type="float" office:value="2.26429008011427" calcext:value-type="float">
            <text:p>2.26429</text:p>
          </table:table-cell>
          <table:table-cell office:value-type="float" office:value="3.03569156360705" calcext:value-type="float">
            <text:p>3.03569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142917347249" calcext:value-type="float">
            <text:p>2.25143</text:p>
          </table:table-cell>
          <table:table-cell office:value-type="float" office:value="2.26041633963358" calcext:value-type="float">
            <text:p>2.26042</text:p>
          </table:table-cell>
          <table:table-cell office:value-type="float" office:value="2.96689200483655" calcext:value-type="float">
            <text:p>2.96689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015831641526" calcext:value-type="float">
            <text:p>2.26016</text:p>
          </table:table-cell>
          <table:table-cell office:value-type="float" office:value="2.16287653834363" calcext:value-type="float">
            <text:p>2.16288</text:p>
          </table:table-cell>
          <table:table-cell office:value-type="float" office:value="3.00541542165202" calcext:value-type="float">
            <text:p>3.00542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999564862967" calcext:value-type="float">
            <text:p>2.26</text:p>
          </table:table-cell>
          <table:table-cell office:value-type="float" office:value="2.17378720386311" calcext:value-type="float">
            <text:p>2.17379</text:p>
          </table:table-cell>
          <table:table-cell office:value-type="float" office:value="3.01510699708825" calcext:value-type="float">
            <text:p>3.01511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578705868211" calcext:value-type="float">
            <text:p>2.25787</text:p>
          </table:table-cell>
          <table:table-cell office:value-type="float" office:value="2.24502905467993" calcext:value-type="float">
            <text:p>2.24503</text:p>
          </table:table-cell>
          <table:table-cell office:value-type="float" office:value="3.02491979381006" calcext:value-type="float">
            <text:p>3.02492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5411948551509" calcext:value-type="float">
            <text:p>2.25412</text:p>
          </table:table-cell>
          <table:table-cell office:value-type="float" office:value="2.27829792890831" calcext:value-type="float">
            <text:p>2.2783</text:p>
          </table:table-cell>
          <table:table-cell office:value-type="float" office:value="3.05818985596402" calcext:value-type="float">
            <text:p>3.05819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4949752011899" calcext:value-type="float">
            <text:p>2.2495</text:p>
          </table:table-cell>
          <table:table-cell office:value-type="float" office:value="2.26240084717486" calcext:value-type="float">
            <text:p>2.2624</text:p>
          </table:table-cell>
          <table:table-cell office:value-type="float" office:value="3.05185863829932" calcext:value-type="float">
            <text:p>3.05186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925971605896" calcext:value-type="float">
            <text:p>2.24926</text:p>
          </table:table-cell>
          <table:table-cell office:value-type="float" office:value="2.32726757960677" calcext:value-type="float">
            <text:p>2.32727</text:p>
          </table:table-cell>
          <table:table-cell office:value-type="float" office:value="3.15320253792262" calcext:value-type="float">
            <text:p>3.1532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4904127161734" calcext:value-type="float">
            <text:p>2.24904</text:p>
          </table:table-cell>
          <table:table-cell office:value-type="float" office:value="2.3508433888133" calcext:value-type="float">
            <text:p>2.35084</text:p>
          </table:table-cell>
          <table:table-cell office:value-type="float" office:value="3.37957641952861" calcext:value-type="float">
            <text:p>3.37958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24899605169817" calcext:value-type="float">
            <text:p>2.249</text:p>
          </table:table-cell>
          <table:table-cell office:value-type="float" office:value="2.3759769432739" calcext:value-type="float">
            <text:p>2.37598</text:p>
          </table:table-cell>
          <table:table-cell office:value-type="float" office:value="3.21334192519989" calcext:value-type="float">
            <text:p>3.21334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95458447353" calcext:value-type="float">
            <text:p>2.25955</text:p>
          </table:table-cell>
          <table:table-cell office:value-type="float" office:value="2.2482822454622" calcext:value-type="float">
            <text:p>2.24828</text:p>
          </table:table-cell>
          <table:table-cell office:value-type="float" office:value="2.9440475170234" calcext:value-type="float">
            <text:p>2.94405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4512040439488" calcext:value-type="float">
            <text:p>2.24512</text:p>
          </table:table-cell>
          <table:table-cell office:value-type="float" office:value="2.26539617955336" calcext:value-type="float">
            <text:p>2.2654</text:p>
          </table:table-cell>
          <table:table-cell office:value-type="float" office:value="3.01387245116364" calcext:value-type="float">
            <text:p>3.01387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4478204296837" calcext:value-type="float">
            <text:p>2.24478</text:p>
          </table:table-cell>
          <table:table-cell office:value-type="float" office:value="2.25199054000788" calcext:value-type="float">
            <text:p>2.25199</text:p>
          </table:table-cell>
          <table:table-cell office:value-type="float" office:value="3.01352660198948" calcext:value-type="float">
            <text:p>3.01353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3904995390871" calcext:value-type="float">
            <text:p>2.23905</text:p>
          </table:table-cell>
          <table:table-cell office:value-type="float" office:value="2.25221224048908" calcext:value-type="float">
            <text:p>2.25221</text:p>
          </table:table-cell>
          <table:table-cell office:value-type="float" office:value="3.04472845727083" calcext:value-type="float">
            <text:p>3.04473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23844128859356" calcext:value-type="float">
            <text:p>2.23844</text:p>
          </table:table-cell>
          <table:table-cell office:value-type="float" office:value="2.31705900894597" calcext:value-type="float">
            <text:p>2.31706</text:p>
          </table:table-cell>
          <table:table-cell office:value-type="float" office:value="3.18351204081027" calcext:value-type="float">
            <text:p>3.18351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662582312245" calcext:value-type="float">
            <text:p>2.23663</text:p>
          </table:table-cell>
          <table:table-cell office:value-type="float" office:value="2.32167440165126" calcext:value-type="float">
            <text:p>2.32167</text:p>
          </table:table-cell>
          <table:table-cell office:value-type="float" office:value="3.14744109756253" calcext:value-type="float">
            <text:p>3.14744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3548138505009" calcext:value-type="float">
            <text:p>2.23548</text:p>
          </table:table-cell>
          <table:table-cell office:value-type="float" office:value="2.31675590025853" calcext:value-type="float">
            <text:p>2.31676</text:p>
          </table:table-cell>
          <table:table-cell office:value-type="float" office:value="3.17627067758446" calcext:value-type="float">
            <text:p>3.17627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980640640386" calcext:value-type="float">
            <text:p>2.22981</text:p>
          </table:table-cell>
          <table:table-cell office:value-type="float" office:value="2.3545240547425" calcext:value-type="float">
            <text:p>2.35452</text:p>
          </table:table-cell>
          <table:table-cell office:value-type="float" office:value="3.3582287097198" calcext:value-type="float">
            <text:p>3.35823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820409692907" calcext:value-type="float">
            <text:p>2.2282</text:p>
          </table:table-cell>
          <table:table-cell office:value-type="float" office:value="2.35339295588412" calcext:value-type="float">
            <text:p>2.35339</text:p>
          </table:table-cell>
          <table:table-cell office:value-type="float" office:value="3.06340892216966" calcext:value-type="float">
            <text:p>3.06341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700598887014" calcext:value-type="float">
            <text:p>2.22701</text:p>
          </table:table-cell>
          <table:table-cell office:value-type="float" office:value="2.36458407169687" calcext:value-type="float">
            <text:p>2.36458</text:p>
          </table:table-cell>
          <table:table-cell office:value-type="float" office:value="3.22299726134254" calcext:value-type="float">
            <text:p>3.223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388171655247" calcext:value-type="float">
            <text:p>2.22388</text:p>
          </table:table-cell>
          <table:table-cell office:value-type="float" office:value="2.32856692334344" calcext:value-type="float">
            <text:p>2.32857</text:p>
          </table:table-cell>
          <table:table-cell office:value-type="float" office:value="3.09610776182092" calcext:value-type="float">
            <text:p>3.09611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9304390374974" calcext:value-type="float">
            <text:p>2.19304</text:p>
          </table:table-cell>
          <table:table-cell office:value-type="float" office:value="2.44479851226462" calcext:value-type="float">
            <text:p>2.4448</text:p>
          </table:table-cell>
          <table:table-cell office:value-type="float" office:value="3.5232735835048" calcext:value-type="float">
            <text:p>3.52327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9268133189085" calcext:value-type="float">
            <text:p>2.19268</text:p>
          </table:table-cell>
          <table:table-cell office:value-type="float" office:value="2.5566449587408" calcext:value-type="float">
            <text:p>2.55664</text:p>
          </table:table-cell>
          <table:table-cell office:value-type="float" office:value="3.88198129017204" calcext:value-type="float">
            <text:p>3.88198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8008934897435" calcext:value-type="float">
            <text:p>2.18009</text:p>
          </table:table-cell>
          <table:table-cell office:value-type="float" office:value="2.4451294626758" calcext:value-type="float">
            <text:p>2.44513</text:p>
          </table:table-cell>
          <table:table-cell office:value-type="float" office:value="3.51244886616745" calcext:value-type="float">
            <text:p>3.51245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005096766438" calcext:value-type="float">
            <text:p>2.18005</text:p>
          </table:table-cell>
          <table:table-cell office:value-type="float" office:value="2.55881433713045" calcext:value-type="float">
            <text:p>2.55881</text:p>
          </table:table-cell>
          <table:table-cell office:value-type="float" office:value="3.88275819350459" calcext:value-type="float">
            <text:p>3.88276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7420568251047" calcext:value-type="float">
            <text:p>2.17421</text:p>
          </table:table-cell>
          <table:table-cell office:value-type="float" office:value="2.43791230428471" calcext:value-type="float">
            <text:p>2.43791</text:p>
          </table:table-cell>
          <table:table-cell office:value-type="float" office:value="3.43901960368582" calcext:value-type="float">
            <text:p>3.43902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6954812154313" calcext:value-type="float">
            <text:p>2.16955</text:p>
          </table:table-cell>
          <table:table-cell office:value-type="float" office:value="2.43984185879523" calcext:value-type="float">
            <text:p>2.43984</text:p>
          </table:table-cell>
          <table:table-cell office:value-type="float" office:value="3.46758475636388" calcext:value-type="float">
            <text:p>3.46758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6765365562468" calcext:value-type="float">
            <text:p>2.16765</text:p>
          </table:table-cell>
          <table:table-cell office:value-type="float" office:value="2.35001205197627" calcext:value-type="float">
            <text:p>2.35001</text:p>
          </table:table-cell>
          <table:table-cell office:value-type="float" office:value="3.06566663554654" calcext:value-type="float">
            <text:p>3.06567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6737419557236" calcext:value-type="float">
            <text:p>2.16737</text:p>
          </table:table-cell>
          <table:table-cell office:value-type="float" office:value="2.39493170313971" calcext:value-type="float">
            <text:p>2.39493</text:p>
          </table:table-cell>
          <table:table-cell office:value-type="float" office:value="3.25242451734342" calcext:value-type="float">
            <text:p>3.25242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1658445012151" calcext:value-type="float">
            <text:p>2.16584</text:p>
          </table:table-cell>
          <table:table-cell office:value-type="float" office:value="2.34685163338228" calcext:value-type="float">
            <text:p>2.34685</text:p>
          </table:table-cell>
          <table:table-cell office:value-type="float" office:value="3.08719893399421" calcext:value-type="float">
            <text:p>3.0872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6393490530576" calcext:value-type="float">
            <text:p>2.16393</text:p>
          </table:table-cell>
          <table:table-cell office:value-type="float" office:value="2.40835886869989" calcext:value-type="float">
            <text:p>2.40836</text:p>
          </table:table-cell>
          <table:table-cell office:value-type="float" office:value="3.29134872521006" calcext:value-type="float">
            <text:p>3.29135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271114051905" calcext:value-type="float">
            <text:p>2.12711</text:p>
          </table:table-cell>
          <table:table-cell office:value-type="float" office:value="2.51338213920135" calcext:value-type="float">
            <text:p>2.51338</text:p>
          </table:table-cell>
          <table:table-cell office:value-type="float" office:value="3.15983848255035" calcext:value-type="float">
            <text:p>3.15984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12044213705231" calcext:value-type="float">
            <text:p>2.12044</text:p>
          </table:table-cell>
          <table:table-cell office:value-type="float" office:value="2.51241786984725" calcext:value-type="float">
            <text:p>2.51242</text:p>
          </table:table-cell>
          <table:table-cell office:value-type="float" office:value="3.15257189392783" calcext:value-type="float">
            <text:p>3.15257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41879722534524" calcext:value-type="float">
            <text:p>2.4188</text:p>
          </table:table-cell>
          <table:table-cell office:value-type="float" office:value="2.11401491977967" calcext:value-type="float">
            <text:p>2.11401</text:p>
          </table:table-cell>
          <table:table-cell office:value-type="float" office:value="3.01967018094652" calcext:value-type="float">
            <text:p>3.01967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4027553368264" calcext:value-type="float">
            <text:p>2.40276</text:p>
          </table:table-cell>
          <table:table-cell office:value-type="float" office:value="2.10412490189007" calcext:value-type="float">
            <text:p>2.10412</text:p>
          </table:table-cell>
          <table:table-cell office:value-type="float" office:value="3.02990466897181" calcext:value-type="float">
            <text:p>3.0299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SUM([.A1:.A5])" office:value-type="float" office:value="4" calcext:value-type="float">
            <text:p>4</text:p>
          </table:table-cell>
          <table:table-cell table:formula="of:=SUM([.B1:.B5])" office:value-type="float" office:value="3" calcext:value-type="float">
            <text:p>3</text:p>
          </table:table-cell>
          <table:table-cell table:formula="of:=SUM([.C1:.C5])" office:value-type="float" office:value="2" calcext:value-type="float">
            <text:p>2</text:p>
          </table:table-cell>
          <table:table-cell table:formula="of:=SUM([.D1:.D5])" office:value-type="float" office:value="5" calcext:value-type="float">
            <text:p>5</text:p>
          </table:table-cell>
          <table:table-cell table:formula="of:=SUM([.E1:.E5])" office:value-type="float" office:value="2" calcext:value-type="float">
            <text:p>2</text:p>
          </table:table-cell>
          <table:table-cell table:formula="of:=SUM([.F1:.F5])" office:value-type="float" office:value="2" calcext:value-type="float">
            <text:p>2</text:p>
          </table:table-cell>
          <table:table-cell table:formula="of:=SUM([.G1:.G5])" office:value-type="float" office:value="5" calcext:value-type="float">
            <text:p>5</text:p>
          </table:table-cell>
          <table:table-cell table:formula="of:=SUM([.H1:.H5])" office:value-type="float" office:value="4" calcext:value-type="float">
            <text:p>4</text:p>
          </table:table-cell>
          <table:table-cell table:formula="of:=SUM([.I1:.I5])" office:value-type="float" office:value="2" calcext:value-type="float">
            <text:p>2</text:p>
          </table:table-cell>
          <table:table-cell table:formula="of:=SUM([.J1:.J5])" office:value-type="float" office:value="2" calcext:value-type="float">
            <text:p>2</text:p>
          </table:table-cell>
          <table:table-cell table:formula="of:=SUM([.K1:.K5])" office:value-type="float" office:value="3" calcext:value-type="float">
            <text:p>3</text:p>
          </table:table-cell>
          <table:table-cell table:formula="of:=SUM([.L1:.L5])" office:value-type="float" office:value="3" calcext:value-type="float">
            <text:p>3</text:p>
          </table:table-cell>
          <table:table-cell table:formula="of:=SUM([.M1:.M5])" office:value-type="float" office:value="2" calcext:value-type="float">
            <text:p>2</text:p>
          </table:table-cell>
          <table:table-cell table:formula="of:=SUM([.N1:.N5])" office:value-type="float" office:value="4" calcext:value-type="float">
            <text:p>4</text:p>
          </table:table-cell>
          <table:table-cell table:formula="of:=SUM([.O1:.O5])" office:value-type="float" office:value="2" calcext:value-type="float">
            <text:p>2</text:p>
          </table:table-cell>
          <table:table-cell table:formula="of:=SUM([.P1:.P5])" office:value-type="float" office:value="0" calcext:value-type="float">
            <text:p>0</text:p>
          </table:table-cell>
          <table:table-cell table:formula="of:=SUM([.Q1:.Q5])" office:value-type="float" office:value="3" calcext:value-type="float">
            <text:p>3</text:p>
          </table:table-cell>
          <table:table-cell table:formula="of:=SUM([.R1:.R5])" office:value-type="float" office:value="1" calcext:value-type="float">
            <text:p>1</text:p>
          </table:table-cell>
          <table:table-cell table:formula="of:=SUM([.S1:.S5])" office:value-type="float" office:value="3" calcext:value-type="float">
            <text:p>3</text:p>
          </table:table-cell>
          <table:table-cell table:formula="of:=SUM([.T1:.T5])" office:value-type="float" office:value="4" calcext:value-type="float">
            <text:p>4</text:p>
          </table:table-cell>
          <table:table-cell table:formula="of:=SUM([.U1:.U5])" office:value-type="float" office:value="3" calcext:value-type="float">
            <text:p>3</text:p>
          </table:table-cell>
          <table:table-cell table:formula="of:=SUM([.V1:.V5])" office:value-type="float" office:value="4" calcext:value-type="float">
            <text:p>4</text:p>
          </table:table-cell>
          <table:table-cell table:formula="of:=SUM([.W1:.W5])" office:value-type="float" office:value="2" calcext:value-type="float">
            <text:p>2</text:p>
          </table:table-cell>
          <table:table-cell table:formula="of:=SUM([.X1:.X5])" office:value-type="float" office:value="4" calcext:value-type="float">
            <text:p>4</text:p>
          </table:table-cell>
          <table:table-cell table:formula="of:=SUM([.Y1:.Y5])" office:value-type="float" office:value="3" calcext:value-type="float">
            <text:p>3</text:p>
          </table:table-cell>
          <table:table-cell table:formula="of:=SUM([.Z1:.Z5])" office:value-type="float" office:value="2" calcext:value-type="float">
            <text:p>2</text:p>
          </table:table-cell>
          <table:table-cell table:formula="of:=SUM([.AA1:.AA5])" office:value-type="float" office:value="3" calcext:value-type="float">
            <text:p>3</text:p>
          </table:table-cell>
          <table:table-cell table:formula="of:=SUM([.AB1:.AB5])" office:value-type="float" office:value="3" calcext:value-type="float">
            <text:p>3</text:p>
          </table:table-cell>
          <table:table-cell table:formula="of:=SUM([.AC1:.AC5])" office:value-type="float" office:value="3" calcext:value-type="float">
            <text:p>3</text:p>
          </table:table-cell>
          <table:table-cell table:formula="of:=SUM([.AD1:.AD5])" office:value-type="float" office:value="3" calcext:value-type="float">
            <text:p>3</text:p>
          </table:table-cell>
          <table:table-cell table:formula="of:=SUM([.AE1:.AE5])" office:value-type="float" office:value="4" calcext:value-type="float">
            <text:p>4</text:p>
          </table:table-cell>
          <table:table-cell table:formula="of:=SUM([.AF1:.AF5])" office:value-type="float" office:value="2" calcext:value-type="float">
            <text:p>2</text:p>
          </table:table-cell>
          <table:table-cell table:formula="of:=SUM([.AG1:.AG5])" office:value-type="float" office:value="2" calcext:value-type="float">
            <text:p>2</text:p>
          </table:table-cell>
          <table:table-cell table:formula="of:=SUM([.AH1:.AH5])" office:value-type="float" office:value="3" calcext:value-type="float">
            <text:p>3</text:p>
          </table:table-cell>
          <table:table-cell table:formula="of:=SUM([.AI1:.AI5])" office:value-type="float" office:value="2" calcext:value-type="float">
            <text:p>2</text:p>
          </table:table-cell>
          <table:table-cell table:formula="of:=SUM([.AJ1:.AJ5])" office:value-type="float" office:value="3" calcext:value-type="float">
            <text:p>3</text:p>
          </table:table-cell>
          <table:table-cell table:formula="of:=SUM([.AK1:.AK5])" office:value-type="float" office:value="1" calcext:value-type="float">
            <text:p>1</text:p>
          </table:table-cell>
          <table:table-cell table:formula="of:=SUM([.AL1:.AL5])" office:value-type="float" office:value="2" calcext:value-type="float">
            <text:p>2</text:p>
          </table:table-cell>
          <table:table-cell table:formula="of:=SUM([.AM1:.AM5])" office:value-type="float" office:value="2" calcext:value-type="float">
            <text:p>2</text:p>
          </table:table-cell>
          <table:table-cell table:formula="of:=SUM([.AN1:.AN5])" office:value-type="float" office:value="3" calcext:value-type="float">
            <text:p>3</text:p>
          </table:table-cell>
          <table:table-cell table:formula="of:=SUM([.AO1:.AO5])" office:value-type="float" office:value="3" calcext:value-type="float">
            <text:p>3</text:p>
          </table:table-cell>
          <table:table-cell table:formula="of:=SUM([.AP1:.AP5])" office:value-type="float" office:value="4" calcext:value-type="float">
            <text:p>4</text:p>
          </table:table-cell>
          <table:table-cell table:formula="of:=SUM([.AQ1:.AQ5])" office:value-type="float" office:value="2" calcext:value-type="float">
            <text:p>2</text:p>
          </table:table-cell>
          <table:table-cell table:formula="of:=SUM([.AR1:.AR5])" office:value-type="float" office:value="2" calcext:value-type="float">
            <text:p>2</text:p>
          </table:table-cell>
          <table:table-cell table:formula="of:=SUM([.AS1:.AS5])" office:value-type="float" office:value="5" calcext:value-type="float">
            <text:p>5</text:p>
          </table:table-cell>
          <table:table-cell table:formula="of:=SUM([.AT1:.AT5])" office:value-type="float" office:value="4" calcext:value-type="float">
            <text:p>4</text:p>
          </table:table-cell>
          <table:table-cell table:formula="of:=SUM([.AU1:.AU5])" office:value-type="float" office:value="4" calcext:value-type="float">
            <text:p>4</text:p>
          </table:table-cell>
          <table:table-cell table:formula="of:=SUM([.AV1:.AV5])" office:value-type="float" office:value="4" calcext:value-type="float">
            <text:p>4</text:p>
          </table:table-cell>
          <table:table-cell table:formula="of:=SUM([.AW1:.AW5])" office:value-type="float" office:value="2" calcext:value-type="float">
            <text:p>2</text:p>
          </table:table-cell>
          <table:table-cell table:formula="of:=SUM([.AX1:.AX5])" office:value-type="float" office:value="4" calcext:value-type="float">
            <text:p>4</text:p>
          </table:table-cell>
          <table:table-cell table:formula="of:=SUM([.AY1:.AY5])" office:value-type="float" office:value="2" calcext:value-type="float">
            <text:p>2</text:p>
          </table:table-cell>
          <table:table-cell table:formula="of:=SUM([.AZ1:.AZ5])" office:value-type="float" office:value="0" calcext:value-type="float">
            <text:p>0</text:p>
          </table:table-cell>
          <table:table-cell table:formula="of:=SUM([.BA1:.BA5])" office:value-type="float" office:value="4" calcext:value-type="float">
            <text:p>4</text:p>
          </table:table-cell>
          <table:table-cell table:formula="of:=SUM([.BB1:.BB5])" office:value-type="float" office:value="3" calcext:value-type="float">
            <text:p>3</text:p>
          </table:table-cell>
          <table:table-cell table:formula="of:=SUM([.BC1:.BC5])" office:value-type="float" office:value="2" calcext:value-type="float">
            <text:p>2</text:p>
          </table:table-cell>
          <table:table-cell table:formula="of:=SUM([.BD1:.BD5])" office:value-type="float" office:value="3" calcext:value-type="float">
            <text:p>3</text:p>
          </table:table-cell>
          <table:table-cell table:formula="of:=SUM([.BE1:.BE5])" office:value-type="float" office:value="2" calcext:value-type="float">
            <text:p>2</text:p>
          </table:table-cell>
          <table:table-cell table:formula="of:=SUM([.BF1:.BF5])" office:value-type="float" office:value="3" calcext:value-type="float">
            <text:p>3</text:p>
          </table:table-cell>
          <table:table-cell table:formula="of:=SUM([.BG1:.BG5])" office:value-type="float" office:value="3" calcext:value-type="float">
            <text:p>3</text:p>
          </table:table-cell>
          <table:table-cell table:formula="of:=SUM([.BH1:.BH5])" office:value-type="float" office:value="3" calcext:value-type="float">
            <text:p>3</text:p>
          </table:table-cell>
          <table:table-cell table:formula="of:=SUM([.BI1:.BI5])" office:value-type="float" office:value="3" calcext:value-type="float">
            <text:p>3</text:p>
          </table:table-cell>
          <table:table-cell table:formula="of:=SUM([.BJ1:.BJ5])" office:value-type="float" office:value="3" calcext:value-type="float">
            <text:p>3</text:p>
          </table:table-cell>
          <table:table-cell table:formula="of:=SUM([.BK1:.BK5])" office:value-type="float" office:value="2" calcext:value-type="float">
            <text:p>2</text:p>
          </table:table-cell>
          <table:table-cell table:formula="of:=SUM([.BL1:.BL5])" office:value-type="float" office:value="1" calcext:value-type="float">
            <text:p>1</text:p>
          </table:table-cell>
          <table:table-cell table:formula="of:=SUM([.BM1:.BM5])" office:value-type="float" office:value="2" calcext:value-type="float">
            <text:p>2</text:p>
          </table:table-cell>
          <table:table-cell table:formula="of:=SUM([.BN1:.BN5])" office:value-type="float" office:value="4" calcext:value-type="float">
            <text:p>4</text:p>
          </table:table-cell>
          <table:table-cell table:formula="of:=SUM([.BO1:.BO5])" office:value-type="float" office:value="0" calcext:value-type="float">
            <text:p>0</text:p>
          </table:table-cell>
          <table:table-cell table:formula="of:=SUM([.BP1:.BP5])" office:value-type="float" office:value="5" calcext:value-type="float">
            <text:p>5</text:p>
          </table:table-cell>
          <table:table-cell table:formula="of:=SUM([.BQ1:.BQ5])" office:value-type="float" office:value="4" calcext:value-type="float">
            <text:p>4</text:p>
          </table:table-cell>
          <table:table-cell table:formula="of:=SUM([.BR1:.BR5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1"/>
        </table:table-row>
      </table:table>
      <table:table table:name="Sheet2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7030990757192" calcext:value-type="float">
            <text:p>2.37031</text:p>
          </table:table-cell>
          <table:table-cell office:value-type="float" office:value="2.06722075454896" calcext:value-type="float">
            <text:p>2.06722</text:p>
          </table:table-cell>
          <table:table-cell office:value-type="float" office:value="2.81941422168321" calcext:value-type="float">
            <text:p>2.81941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S1:.BS18])" office:value-type="float" office:value="2.2238981008666" calcext:value-type="float">
            <text:p>2.2239</text:p>
          </table:table-cell>
          <table:table-cell table:formula="of:=AVERAGE([.BT1:.BT18])" office:value-type="float" office:value="2.35173104997442" calcext:value-type="float">
            <text:p>2.35173</text:p>
          </table:table-cell>
          <table:table-cell table:formula="of:=AVERAGE([.BU1:.BU18])" office:value-type="float" office:value="3.2337177066423" calcext:value-type="float">
            <text:p>3.2337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680179908943" calcext:value-type="float">
            <text:p>2.36802</text:p>
          </table:table-cell>
          <table:table-cell office:value-type="float" office:value="2.0862293612865" calcext:value-type="float">
            <text:p>2.08623</text:p>
          </table:table-cell>
          <table:table-cell office:value-type="float" office:value="2.82457300602571" calcext:value-type="float">
            <text:p>2.82457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S1:.BS5])" office:value-type="float" office:value="2.30957311567317" calcext:value-type="float">
            <text:p>2.30957</text:p>
          </table:table-cell>
          <table:table-cell table:formula="of:=AVERAGE([.BT1:.BT5])" office:value-type="float" office:value="2.20766717096088" calcext:value-type="float">
            <text:p>2.20767</text:p>
          </table:table-cell>
          <table:table-cell table:formula="of:=AVERAGE([.BU1:.BU5])" office:value-type="float" office:value="3.09296905766163" calcext:value-type="float">
            <text:p>3.09297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8166690689978" calcext:value-type="float">
            <text:p>2.28167</text:p>
          </table:table-cell>
          <table:table-cell office:value-type="float" office:value="2.25262385430003" calcext:value-type="float">
            <text:p>2.25262</text:p>
          </table:table-cell>
          <table:table-cell office:value-type="float" office:value="3.32252973944599" calcext:value-type="float">
            <text:p>3.32253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86110569409" calcext:value-type="float">
            <text:p>2.27861</text:p>
          </table:table-cell>
          <table:table-cell office:value-type="float" office:value="2.30499430506214" calcext:value-type="float">
            <text:p>2.30499</text:p>
          </table:table-cell>
          <table:table-cell office:value-type="float" office:value="3.3451257832306" calcext:value-type="float">
            <text:p>3.34513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925971605896" calcext:value-type="float">
            <text:p>2.24926</text:p>
          </table:table-cell>
          <table:table-cell office:value-type="float" office:value="2.32726757960677" calcext:value-type="float">
            <text:p>2.32727</text:p>
          </table:table-cell>
          <table:table-cell office:value-type="float" office:value="3.15320253792262" calcext:value-type="float">
            <text:p>3.1532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24899605169817" calcext:value-type="float">
            <text:p>2.249</text:p>
          </table:table-cell>
          <table:table-cell office:value-type="float" office:value="2.3759769432739" calcext:value-type="float">
            <text:p>2.37598</text:p>
          </table:table-cell>
          <table:table-cell office:value-type="float" office:value="3.21334192519989" calcext:value-type="float">
            <text:p>3.21334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23844128859356" calcext:value-type="float">
            <text:p>2.23844</text:p>
          </table:table-cell>
          <table:table-cell office:value-type="float" office:value="2.31705900894597" calcext:value-type="float">
            <text:p>2.31706</text:p>
          </table:table-cell>
          <table:table-cell office:value-type="float" office:value="3.18351204081027" calcext:value-type="float">
            <text:p>3.18351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662582312245" calcext:value-type="float">
            <text:p>2.23663</text:p>
          </table:table-cell>
          <table:table-cell office:value-type="float" office:value="2.32167440165126" calcext:value-type="float">
            <text:p>2.32167</text:p>
          </table:table-cell>
          <table:table-cell office:value-type="float" office:value="3.14744109756253" calcext:value-type="float">
            <text:p>3.14744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3548138505009" calcext:value-type="float">
            <text:p>2.23548</text:p>
          </table:table-cell>
          <table:table-cell office:value-type="float" office:value="2.31675590025853" calcext:value-type="float">
            <text:p>2.31676</text:p>
          </table:table-cell>
          <table:table-cell office:value-type="float" office:value="3.17627067758446" calcext:value-type="float">
            <text:p>3.17627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700598887014" calcext:value-type="float">
            <text:p>2.22701</text:p>
          </table:table-cell>
          <table:table-cell office:value-type="float" office:value="2.36458407169687" calcext:value-type="float">
            <text:p>2.36458</text:p>
          </table:table-cell>
          <table:table-cell office:value-type="float" office:value="3.22299726134254" calcext:value-type="float">
            <text:p>3.223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9304390374974" calcext:value-type="float">
            <text:p>2.19304</text:p>
          </table:table-cell>
          <table:table-cell office:value-type="float" office:value="2.44479851226462" calcext:value-type="float">
            <text:p>2.4448</text:p>
          </table:table-cell>
          <table:table-cell office:value-type="float" office:value="3.5232735835048" calcext:value-type="float">
            <text:p>3.52327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8008934897435" calcext:value-type="float">
            <text:p>2.18009</text:p>
          </table:table-cell>
          <table:table-cell office:value-type="float" office:value="2.4451294626758" calcext:value-type="float">
            <text:p>2.44513</text:p>
          </table:table-cell>
          <table:table-cell office:value-type="float" office:value="3.51244886616745" calcext:value-type="float">
            <text:p>3.51245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7420568251047" calcext:value-type="float">
            <text:p>2.17421</text:p>
          </table:table-cell>
          <table:table-cell office:value-type="float" office:value="2.43791230428471" calcext:value-type="float">
            <text:p>2.43791</text:p>
          </table:table-cell>
          <table:table-cell office:value-type="float" office:value="3.43901960368582" calcext:value-type="float">
            <text:p>3.43902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6954812154313" calcext:value-type="float">
            <text:p>2.16955</text:p>
          </table:table-cell>
          <table:table-cell office:value-type="float" office:value="2.43984185879523" calcext:value-type="float">
            <text:p>2.43984</text:p>
          </table:table-cell>
          <table:table-cell office:value-type="float" office:value="3.46758475636388" calcext:value-type="float">
            <text:p>3.46758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6737419557236" calcext:value-type="float">
            <text:p>2.16737</text:p>
          </table:table-cell>
          <table:table-cell office:value-type="float" office:value="2.39493170313971" calcext:value-type="float">
            <text:p>2.39493</text:p>
          </table:table-cell>
          <table:table-cell office:value-type="float" office:value="3.25242451734342" calcext:value-type="float">
            <text:p>3.25242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6393490530576" calcext:value-type="float">
            <text:p>2.16393</text:p>
          </table:table-cell>
          <table:table-cell office:value-type="float" office:value="2.40835886869989" calcext:value-type="float">
            <text:p>2.40836</text:p>
          </table:table-cell>
          <table:table-cell office:value-type="float" office:value="3.29134872521006" calcext:value-type="float">
            <text:p>3.29135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271114051905" calcext:value-type="float">
            <text:p>2.12711</text:p>
          </table:table-cell>
          <table:table-cell office:value-type="float" office:value="2.51338213920135" calcext:value-type="float">
            <text:p>2.51338</text:p>
          </table:table-cell>
          <table:table-cell office:value-type="float" office:value="3.15983848255035" calcext:value-type="float">
            <text:p>3.15984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12044213705231" calcext:value-type="float">
            <text:p>2.12044</text:p>
          </table:table-cell>
          <table:table-cell office:value-type="float" office:value="2.51241786984725" calcext:value-type="float">
            <text:p>2.51242</text:p>
          </table:table-cell>
          <table:table-cell office:value-type="float" office:value="3.15257189392783" calcext:value-type="float">
            <text:p>3.15257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8669529680094" calcext:value-type="float">
            <text:p>2.2867</text:p>
          </table:table-cell>
          <table:table-cell office:value-type="float" office:value="2.17911297456638" calcext:value-type="float">
            <text:p>2.17911</text:p>
          </table:table-cell>
          <table:table-cell office:value-type="float" office:value="3.05182286058283" calcext:value-type="float">
            <text:p>3.05182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S19:.BS34])" office:value-type="float" office:value="2.24034520180042" calcext:value-type="float">
            <text:p>2.24035</text:p>
          </table:table-cell>
          <table:table-cell table:formula="of:=AVERAGE([.BT19:.BT34])" office:value-type="float" office:value="2.2718441338322" calcext:value-type="float">
            <text:p>2.27184</text:p>
          </table:table-cell>
          <table:table-cell table:formula="of:=AVERAGE([.BU19:.BU34])" office:value-type="float" office:value="3.08540441315554" calcext:value-type="float">
            <text:p>3.08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380232489126" calcext:value-type="float">
            <text:p>2.2838</text:p>
          </table:table-cell>
          <table:table-cell office:value-type="float" office:value="2.1942116255868" calcext:value-type="float">
            <text:p>2.19421</text:p>
          </table:table-cell>
          <table:table-cell office:value-type="float" office:value="3.0368421498885" calcext:value-type="float">
            <text:p>3.03684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S19:.BS23])" office:value-type="float" office:value="2.26970443471165" calcext:value-type="float">
            <text:p>2.2697</text:p>
          </table:table-cell>
          <table:table-cell table:formula="of:=AVERAGE([.BT19:.BT23])" office:value-type="float" office:value="2.19100347940797" calcext:value-type="float">
            <text:p>2.191</text:p>
          </table:table-cell>
          <table:table-cell table:formula="of:=AVERAGE([.BU19:.BU23])" office:value-type="float" office:value="3.02682144460433" calcext:value-type="float">
            <text:p>3.0268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015831641526" calcext:value-type="float">
            <text:p>2.26016</text:p>
          </table:table-cell>
          <table:table-cell office:value-type="float" office:value="2.16287653834363" calcext:value-type="float">
            <text:p>2.16288</text:p>
          </table:table-cell>
          <table:table-cell office:value-type="float" office:value="3.00541542165202" calcext:value-type="float">
            <text:p>3.00542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999564862967" calcext:value-type="float">
            <text:p>2.26</text:p>
          </table:table-cell>
          <table:table-cell office:value-type="float" office:value="2.17378720386311" calcext:value-type="float">
            <text:p>2.17379</text:p>
          </table:table-cell>
          <table:table-cell office:value-type="float" office:value="3.01510699708825" calcext:value-type="float">
            <text:p>3.01511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578705868211" calcext:value-type="float">
            <text:p>2.25787</text:p>
          </table:table-cell>
          <table:table-cell office:value-type="float" office:value="2.24502905467993" calcext:value-type="float">
            <text:p>2.24503</text:p>
          </table:table-cell>
          <table:table-cell office:value-type="float" office:value="3.02491979381006" calcext:value-type="float">
            <text:p>3.02492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5411948551509" calcext:value-type="float">
            <text:p>2.25412</text:p>
          </table:table-cell>
          <table:table-cell office:value-type="float" office:value="2.27829792890831" calcext:value-type="float">
            <text:p>2.2783</text:p>
          </table:table-cell>
          <table:table-cell office:value-type="float" office:value="3.05818985596402" calcext:value-type="float">
            <text:p>3.05819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4949752011899" calcext:value-type="float">
            <text:p>2.2495</text:p>
          </table:table-cell>
          <table:table-cell office:value-type="float" office:value="2.26240084717486" calcext:value-type="float">
            <text:p>2.2624</text:p>
          </table:table-cell>
          <table:table-cell office:value-type="float" office:value="3.05185863829932" calcext:value-type="float">
            <text:p>3.05186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4904127161734" calcext:value-type="float">
            <text:p>2.24904</text:p>
          </table:table-cell>
          <table:table-cell office:value-type="float" office:value="2.3508433888133" calcext:value-type="float">
            <text:p>2.35084</text:p>
          </table:table-cell>
          <table:table-cell office:value-type="float" office:value="3.37957641952861" calcext:value-type="float">
            <text:p>3.37958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4512040439488" calcext:value-type="float">
            <text:p>2.24512</text:p>
          </table:table-cell>
          <table:table-cell office:value-type="float" office:value="2.26539617955336" calcext:value-type="float">
            <text:p>2.2654</text:p>
          </table:table-cell>
          <table:table-cell office:value-type="float" office:value="3.01387245116364" calcext:value-type="float">
            <text:p>3.01387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4478204296837" calcext:value-type="float">
            <text:p>2.24478</text:p>
          </table:table-cell>
          <table:table-cell office:value-type="float" office:value="2.25199054000788" calcext:value-type="float">
            <text:p>2.25199</text:p>
          </table:table-cell>
          <table:table-cell office:value-type="float" office:value="3.01352660198948" calcext:value-type="float">
            <text:p>3.01353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3904995390871" calcext:value-type="float">
            <text:p>2.23905</text:p>
          </table:table-cell>
          <table:table-cell office:value-type="float" office:value="2.25221224048908" calcext:value-type="float">
            <text:p>2.25221</text:p>
          </table:table-cell>
          <table:table-cell office:value-type="float" office:value="3.04472845727083" calcext:value-type="float">
            <text:p>3.04473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980640640386" calcext:value-type="float">
            <text:p>2.22981</text:p>
          </table:table-cell>
          <table:table-cell office:value-type="float" office:value="2.3545240547425" calcext:value-type="float">
            <text:p>2.35452</text:p>
          </table:table-cell>
          <table:table-cell office:value-type="float" office:value="3.3582287097198" calcext:value-type="float">
            <text:p>3.35823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820409692907" calcext:value-type="float">
            <text:p>2.2282</text:p>
          </table:table-cell>
          <table:table-cell office:value-type="float" office:value="2.35339295588412" calcext:value-type="float">
            <text:p>2.35339</text:p>
          </table:table-cell>
          <table:table-cell office:value-type="float" office:value="3.06340892216966" calcext:value-type="float">
            <text:p>3.06341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388171655247" calcext:value-type="float">
            <text:p>2.22388</text:p>
          </table:table-cell>
          <table:table-cell office:value-type="float" office:value="2.32856692334344" calcext:value-type="float">
            <text:p>2.32857</text:p>
          </table:table-cell>
          <table:table-cell office:value-type="float" office:value="3.09610776182092" calcext:value-type="float">
            <text:p>3.09611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6765365562468" calcext:value-type="float">
            <text:p>2.16765</text:p>
          </table:table-cell>
          <table:table-cell office:value-type="float" office:value="2.35001205197627" calcext:value-type="float">
            <text:p>2.35001</text:p>
          </table:table-cell>
          <table:table-cell office:value-type="float" office:value="3.06566663554654" calcext:value-type="float">
            <text:p>3.06567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1658445012151" calcext:value-type="float">
            <text:p>2.16584</text:p>
          </table:table-cell>
          <table:table-cell office:value-type="float" office:value="2.34685163338228" calcext:value-type="float">
            <text:p>2.34685</text:p>
          </table:table-cell>
          <table:table-cell office:value-type="float" office:value="3.08719893399421" calcext:value-type="float">
            <text:p>3.0872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44681886140811" calcext:value-type="float">
            <text:p>2.44682</text:p>
          </table:table-cell>
          <table:table-cell office:value-type="float" office:value="1.922481071044" calcext:value-type="float">
            <text:p>1.92248</text:p>
          </table:table-cell>
          <table:table-cell office:value-type="float" office:value="2.65854384819528" calcext:value-type="float">
            <text:p>2.65854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S35:.BS50])" office:value-type="float" office:value="2.32152228997603" calcext:value-type="float">
            <text:p>2.32152</text:p>
          </table:table-cell>
          <table:table-cell table:formula="of:=AVERAGE([.BT35:.BT50])" office:value-type="float" office:value="2.17085580145097" calcext:value-type="float">
            <text:p>2.17086</text:p>
          </table:table-cell>
          <table:table-cell table:formula="of:=AVERAGE([.BU35:.BU50])" office:value-type="float" office:value="3.03053482863214" calcext:value-type="float">
            <text:p>3.0305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43103353936855" calcext:value-type="float">
            <text:p>2.43103</text:p>
          </table:table-cell>
          <table:table-cell office:value-type="float" office:value="1.91314866472784" calcext:value-type="float">
            <text:p>1.91315</text:p>
          </table:table-cell>
          <table:table-cell office:value-type="float" office:value="2.64091672955122" calcext:value-type="float">
            <text:p>2.64092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S35:.BS39])" office:value-type="float" office:value="2.39424089737182" calcext:value-type="float">
            <text:p>2.39424</text:p>
          </table:table-cell>
          <table:table-cell table:formula="of:=AVERAGE([.BT35:.BT39])" office:value-type="float" office:value="2.01991935371319" calcext:value-type="float">
            <text:p>2.01992</text:p>
          </table:table-cell>
          <table:table-cell table:formula="of:=AVERAGE([.BU35:.BU39])" office:value-type="float" office:value="2.77831890877663" calcext:value-type="float">
            <text:p>2.778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7047472888987" calcext:value-type="float">
            <text:p>2.37047</text:p>
          </table:table-cell>
          <table:table-cell office:value-type="float" office:value="2.03624159537396" calcext:value-type="float">
            <text:p>2.03624</text:p>
          </table:table-cell>
          <table:table-cell office:value-type="float" office:value="2.78116041071383" calcext:value-type="float">
            <text:p>2.78116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6959994121354" calcext:value-type="float">
            <text:p>2.3696</text:p>
          </table:table-cell>
          <table:table-cell office:value-type="float" office:value="2.03342244568612" calcext:value-type="float">
            <text:p>2.03342</text:p>
          </table:table-cell>
          <table:table-cell office:value-type="float" office:value="2.80767298903689" calcext:value-type="float">
            <text:p>2.80767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5327741597901" calcext:value-type="float">
            <text:p>2.35328</text:p>
          </table:table-cell>
          <table:table-cell office:value-type="float" office:value="2.19430299173402" calcext:value-type="float">
            <text:p>2.1943</text:p>
          </table:table-cell>
          <table:table-cell office:value-type="float" office:value="3.00330056638595" calcext:value-type="float">
            <text:p>3.0033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.34637480466402" calcext:value-type="float">
            <text:p>2.34637</text:p>
          </table:table-cell>
          <table:table-cell office:value-type="float" office:value="2.20376334825311" calcext:value-type="float">
            <text:p>2.20376</text:p>
          </table:table-cell>
          <table:table-cell office:value-type="float" office:value="2.99988816529136" calcext:value-type="float">
            <text:p>2.99989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34240457074891" calcext:value-type="float">
            <text:p>2.3424</text:p>
          </table:table-cell>
          <table:table-cell office:value-type="float" office:value="2.01087498407035" calcext:value-type="float">
            <text:p>2.01087</text:p>
          </table:table-cell>
          <table:table-cell office:value-type="float" office:value="2.55100463021962" calcext:value-type="float">
            <text:p>2.551</text:p>
          </table:table-cell>
          <table:table-cell office:value-type="float" office:value="35311500" calcext:value-type="float">
            <text:p>353115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33501782705351" calcext:value-type="float">
            <text:p>2.33502</text:p>
          </table:table-cell>
          <table:table-cell office:value-type="float" office:value="1.99806533282358" calcext:value-type="float">
            <text:p>1.99807</text:p>
          </table:table-cell>
          <table:table-cell office:value-type="float" office:value="2.5520241281169" calcext:value-type="float">
            <text:p>2.55202</text:p>
          </table:table-cell>
          <table:table-cell office:value-type="float" office:value="35311500" calcext:value-type="float">
            <text:p>353115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2378668250567" calcext:value-type="float">
            <text:p>2.32379</text:p>
          </table:table-cell>
          <table:table-cell office:value-type="float" office:value="2.17400564264653" calcext:value-type="float">
            <text:p>2.17401</text:p>
          </table:table-cell>
          <table:table-cell office:value-type="float" office:value="3.00154888525912" calcext:value-type="float">
            <text:p>3.00155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2371469987202" calcext:value-type="float">
            <text:p>2.32371</text:p>
          </table:table-cell>
          <table:table-cell office:value-type="float" office:value="2.17815792339294" calcext:value-type="float">
            <text:p>2.17816</text:p>
          </table:table-cell>
          <table:table-cell office:value-type="float" office:value="2.97413529623894" calcext:value-type="float">
            <text:p>2.97414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518502188948" calcext:value-type="float">
            <text:p>2.29519</text:p>
          </table:table-cell>
          <table:table-cell office:value-type="float" office:value="2.28149447605159" calcext:value-type="float">
            <text:p>2.28149</text:p>
          </table:table-cell>
          <table:table-cell office:value-type="float" office:value="3.37685283319626" calcext:value-type="float">
            <text:p>3.37685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504017545496" calcext:value-type="float">
            <text:p>2.29504</text:p>
          </table:table-cell>
          <table:table-cell office:value-type="float" office:value="2.28044412036527" calcext:value-type="float">
            <text:p>2.28044</text:p>
          </table:table-cell>
          <table:table-cell office:value-type="float" office:value="3.3912617325612" calcext:value-type="float">
            <text:p>3.39126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097381385011" calcext:value-type="float">
            <text:p>2.27097</text:p>
          </table:table-cell>
          <table:table-cell office:value-type="float" office:value="2.19816043041684" calcext:value-type="float">
            <text:p>2.19816</text:p>
          </table:table-cell>
          <table:table-cell office:value-type="float" office:value="2.99144618867475" calcext:value-type="float">
            <text:p>2.99145</text:p>
          </table:table-cell>
          <table:table-cell office:value-type="float" office:value="35249550" calcext:value-type="float">
            <text:p>3524955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26792225716357" calcext:value-type="float">
            <text:p>2.26792</text:p>
          </table:table-cell>
          <table:table-cell office:value-type="float" office:value="2.19367050075817" calcext:value-type="float">
            <text:p>2.19367</text:p>
          </table:table-cell>
          <table:table-cell office:value-type="float" office:value="2.99406137099623" calcext:value-type="float">
            <text:p>2.99406</text:p>
          </table:table-cell>
          <table:table-cell office:value-type="float" office:value="35249550" calcext:value-type="float">
            <text:p>3524955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9268133189085" calcext:value-type="float">
            <text:p>2.19268</text:p>
          </table:table-cell>
          <table:table-cell office:value-type="float" office:value="2.5566449587408" calcext:value-type="float">
            <text:p>2.55664</text:p>
          </table:table-cell>
          <table:table-cell office:value-type="float" office:value="3.88198129017204" calcext:value-type="float">
            <text:p>3.88198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005096766438" calcext:value-type="float">
            <text:p>2.18005</text:p>
          </table:table-cell>
          <table:table-cell office:value-type="float" office:value="2.55881433713045" calcext:value-type="float">
            <text:p>2.55881</text:p>
          </table:table-cell>
          <table:table-cell office:value-type="float" office:value="3.88275819350459" calcext:value-type="float">
            <text:p>3.88276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28422403292" calcext:value-type="float">
            <text:p>2.24284</text:p>
          </table:table-cell>
          <table:table-cell office:value-type="float" office:value="2.30766634729794" calcext:value-type="float">
            <text:p>2.30767</text:p>
          </table:table-cell>
          <table:table-cell office:value-type="float" office:value="3.24036255415844" calcext:value-type="float">
            <text:p>3.24036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.21936232645732" calcext:value-type="float">
            <text:p>2.21936</text:p>
          </table:table-cell>
          <table:table-cell office:value-type="float" office:value="2.30298097123151" calcext:value-type="float">
            <text:p>2.30298</text:p>
          </table:table-cell>
          <table:table-cell office:value-type="float" office:value="3.02301711020976" calcext:value-type="float">
            <text:p>3.02302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4075105349285" calcext:value-type="float">
            <text:p>2.24075</text:p>
          </table:table-cell>
          <table:table-cell office:value-type="float" office:value="2.29143300463791" calcext:value-type="float">
            <text:p>2.29143</text:p>
          </table:table-cell>
          <table:table-cell office:value-type="float" office:value="3.21278198421244" calcext:value-type="float">
            <text:p>3.21278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424098962594" calcext:value-type="float">
            <text:p>2.23424</text:p>
          </table:table-cell>
          <table:table-cell office:value-type="float" office:value="2.28309515231915" calcext:value-type="float">
            <text:p>2.2831</text:p>
          </table:table-cell>
          <table:table-cell office:value-type="float" office:value="3.02725240632192" calcext:value-type="float">
            <text:p>3.02725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9202160893207" calcext:value-type="float">
            <text:p>2.29202</text:p>
          </table:table-cell>
          <table:table-cell office:value-type="float" office:value="2.27332411276808" calcext:value-type="float">
            <text:p>2.27332</text:p>
          </table:table-cell>
          <table:table-cell office:value-type="float" office:value="3.01520697482022" calcext:value-type="float">
            <text:p>3.01521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851423035857" calcext:value-type="float">
            <text:p>2.28514</text:p>
          </table:table-cell>
          <table:table-cell office:value-type="float" office:value="2.26429008011427" calcext:value-type="float">
            <text:p>2.26429</text:p>
          </table:table-cell>
          <table:table-cell office:value-type="float" office:value="3.03569156360705" calcext:value-type="float">
            <text:p>3.03569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142917347249" calcext:value-type="float">
            <text:p>2.25143</text:p>
          </table:table-cell>
          <table:table-cell office:value-type="float" office:value="2.26041633963358" calcext:value-type="float">
            <text:p>2.26042</text:p>
          </table:table-cell>
          <table:table-cell office:value-type="float" office:value="2.96689200483655" calcext:value-type="float">
            <text:p>2.96689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95458447353" calcext:value-type="float">
            <text:p>2.25955</text:p>
          </table:table-cell>
          <table:table-cell office:value-type="float" office:value="2.2482822454622" calcext:value-type="float">
            <text:p>2.24828</text:p>
          </table:table-cell>
          <table:table-cell office:value-type="float" office:value="2.9440475170234" calcext:value-type="float">
            <text:p>2.94405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41879722534524" calcext:value-type="float">
            <text:p>2.4188</text:p>
          </table:table-cell>
          <table:table-cell office:value-type="float" office:value="2.11401491977967" calcext:value-type="float">
            <text:p>2.11401</text:p>
          </table:table-cell>
          <table:table-cell office:value-type="float" office:value="3.01967018094652" calcext:value-type="float">
            <text:p>3.01967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4027553368264" calcext:value-type="float">
            <text:p>2.40276</text:p>
          </table:table-cell>
          <table:table-cell office:value-type="float" office:value="2.10412490189007" calcext:value-type="float">
            <text:p>2.10412</text:p>
          </table:table-cell>
          <table:table-cell office:value-type="float" office:value="3.02990466897181" calcext:value-type="float">
            <text:p>3.0299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SUM([.A1:.A5])" office:value-type="float" office:value="3" calcext:value-type="float">
            <text:p>3</text:p>
          </table:table-cell>
          <table:table-cell table:formula="of:=SUM([.B1:.B5])" office:value-type="float" office:value="3" calcext:value-type="float">
            <text:p>3</text:p>
          </table:table-cell>
          <table:table-cell table:formula="of:=SUM([.C1:.C5])" office:value-type="float" office:value="4" calcext:value-type="float">
            <text:p>4</text:p>
          </table:table-cell>
          <table:table-cell table:formula="of:=SUM([.D1:.D5])" office:value-type="float" office:value="1" calcext:value-type="float">
            <text:p>1</text:p>
          </table:table-cell>
          <table:table-cell table:formula="of:=SUM([.E1:.E5])" office:value-type="float" office:value="1" calcext:value-type="float">
            <text:p>1</text:p>
          </table:table-cell>
          <table:table-cell table:formula="of:=SUM([.F1:.F5])" office:value-type="float" office:value="2" calcext:value-type="float">
            <text:p>2</text:p>
          </table:table-cell>
          <table:table-cell table:formula="of:=SUM([.G1:.G5])" office:value-type="float" office:value="3" calcext:value-type="float">
            <text:p>3</text:p>
          </table:table-cell>
          <table:table-cell table:formula="of:=SUM([.H1:.H5])" office:value-type="float" office:value="2" calcext:value-type="float">
            <text:p>2</text:p>
          </table:table-cell>
          <table:table-cell table:formula="of:=SUM([.I1:.I5])" office:value-type="float" office:value="4" calcext:value-type="float">
            <text:p>4</text:p>
          </table:table-cell>
          <table:table-cell table:formula="of:=SUM([.J1:.J5])" office:value-type="float" office:value="1" calcext:value-type="float">
            <text:p>1</text:p>
          </table:table-cell>
          <table:table-cell table:formula="of:=SUM([.K1:.K5])" office:value-type="float" office:value="3" calcext:value-type="float">
            <text:p>3</text:p>
          </table:table-cell>
          <table:table-cell table:formula="of:=SUM([.L1:.L5])" office:value-type="float" office:value="1" calcext:value-type="float">
            <text:p>1</text:p>
          </table:table-cell>
          <table:table-cell table:formula="of:=SUM([.M1:.M5])" office:value-type="float" office:value="5" calcext:value-type="float">
            <text:p>5</text:p>
          </table:table-cell>
          <table:table-cell table:formula="of:=SUM([.N1:.N5])" office:value-type="float" office:value="3" calcext:value-type="float">
            <text:p>3</text:p>
          </table:table-cell>
          <table:table-cell table:formula="of:=SUM([.O1:.O5])" office:value-type="float" office:value="3" calcext:value-type="float">
            <text:p>3</text:p>
          </table:table-cell>
          <table:table-cell table:formula="of:=SUM([.P1:.P5])" office:value-type="float" office:value="3" calcext:value-type="float">
            <text:p>3</text:p>
          </table:table-cell>
          <table:table-cell table:formula="of:=SUM([.Q1:.Q5])" office:value-type="float" office:value="3" calcext:value-type="float">
            <text:p>3</text:p>
          </table:table-cell>
          <table:table-cell table:formula="of:=SUM([.R1:.R5])" office:value-type="float" office:value="5" calcext:value-type="float">
            <text:p>5</text:p>
          </table:table-cell>
          <table:table-cell table:formula="of:=SUM([.S1:.S5])" office:value-type="float" office:value="2" calcext:value-type="float">
            <text:p>2</text:p>
          </table:table-cell>
          <table:table-cell table:formula="of:=SUM([.T1:.T5])" office:value-type="float" office:value="5" calcext:value-type="float">
            <text:p>5</text:p>
          </table:table-cell>
          <table:table-cell table:formula="of:=SUM([.U1:.U5])" office:value-type="float" office:value="3" calcext:value-type="float">
            <text:p>3</text:p>
          </table:table-cell>
          <table:table-cell table:formula="of:=SUM([.V1:.V5])" office:value-type="float" office:value="1" calcext:value-type="float">
            <text:p>1</text:p>
          </table:table-cell>
          <table:table-cell table:formula="of:=SUM([.W1:.W5])" office:value-type="float" office:value="5" calcext:value-type="float">
            <text:p>5</text:p>
          </table:table-cell>
          <table:table-cell table:formula="of:=SUM([.X1:.X5])" office:value-type="float" office:value="3" calcext:value-type="float">
            <text:p>3</text:p>
          </table:table-cell>
          <table:table-cell table:formula="of:=SUM([.Y1:.Y5])" office:value-type="float" office:value="3" calcext:value-type="float">
            <text:p>3</text:p>
          </table:table-cell>
          <table:table-cell table:formula="of:=SUM([.Z1:.Z5])" office:value-type="float" office:value="2" calcext:value-type="float">
            <text:p>2</text:p>
          </table:table-cell>
          <table:table-cell table:formula="of:=SUM([.AA1:.AA5])" office:value-type="float" office:value="3" calcext:value-type="float">
            <text:p>3</text:p>
          </table:table-cell>
          <table:table-cell table:formula="of:=SUM([.AB1:.AB5])" office:value-type="float" office:value="3" calcext:value-type="float">
            <text:p>3</text:p>
          </table:table-cell>
          <table:table-cell table:formula="of:=SUM([.AC1:.AC5])" office:value-type="float" office:value="3" calcext:value-type="float">
            <text:p>3</text:p>
          </table:table-cell>
          <table:table-cell table:formula="of:=SUM([.AD1:.AD5])" office:value-type="float" office:value="1" calcext:value-type="float">
            <text:p>1</text:p>
          </table:table-cell>
          <table:table-cell table:formula="of:=SUM([.AE1:.AE5])" office:value-type="float" office:value="3" calcext:value-type="float">
            <text:p>3</text:p>
          </table:table-cell>
          <table:table-cell table:formula="of:=SUM([.AF1:.AF5])" office:value-type="float" office:value="3" calcext:value-type="float">
            <text:p>3</text:p>
          </table:table-cell>
          <table:table-cell table:formula="of:=SUM([.AG1:.AG5])" office:value-type="float" office:value="1" calcext:value-type="float">
            <text:p>1</text:p>
          </table:table-cell>
          <table:table-cell table:formula="of:=SUM([.AH1:.AH5])" office:value-type="float" office:value="1" calcext:value-type="float">
            <text:p>1</text:p>
          </table:table-cell>
          <table:table-cell table:formula="of:=SUM([.AI1:.AI5])" office:value-type="float" office:value="1" calcext:value-type="float">
            <text:p>1</text:p>
          </table:table-cell>
          <table:table-cell table:formula="of:=SUM([.AJ1:.AJ5])" office:value-type="float" office:value="2" calcext:value-type="float">
            <text:p>2</text:p>
          </table:table-cell>
          <table:table-cell table:formula="of:=SUM([.AK1:.AK5])" office:value-type="float" office:value="3" calcext:value-type="float">
            <text:p>3</text:p>
          </table:table-cell>
          <table:table-cell table:formula="of:=SUM([.AL1:.AL5])" office:value-type="float" office:value="3" calcext:value-type="float">
            <text:p>3</text:p>
          </table:table-cell>
          <table:table-cell table:formula="of:=SUM([.AM1:.AM5])" office:value-type="float" office:value="3" calcext:value-type="float">
            <text:p>3</text:p>
          </table:table-cell>
          <table:table-cell table:formula="of:=SUM([.AN1:.AN5])" office:value-type="float" office:value="1" calcext:value-type="float">
            <text:p>1</text:p>
          </table:table-cell>
          <table:table-cell table:formula="of:=SUM([.AO1:.AO5])" office:value-type="float" office:value="4" calcext:value-type="float">
            <text:p>4</text:p>
          </table:table-cell>
          <table:table-cell table:formula="of:=SUM([.AP1:.AP5])" office:value-type="float" office:value="2" calcext:value-type="float">
            <text:p>2</text:p>
          </table:table-cell>
          <table:table-cell table:formula="of:=SUM([.AQ1:.AQ5])" office:value-type="float" office:value="3" calcext:value-type="float">
            <text:p>3</text:p>
          </table:table-cell>
          <table:table-cell table:formula="of:=SUM([.AR1:.AR5])" office:value-type="float" office:value="4" calcext:value-type="float">
            <text:p>4</text:p>
          </table:table-cell>
          <table:table-cell table:formula="of:=SUM([.AS1:.AS5])" office:value-type="float" office:value="1" calcext:value-type="float">
            <text:p>1</text:p>
          </table:table-cell>
          <table:table-cell table:formula="of:=SUM([.AT1:.AT5])" office:value-type="float" office:value="2" calcext:value-type="float">
            <text:p>2</text:p>
          </table:table-cell>
          <table:table-cell table:formula="of:=SUM([.AU1:.AU5])" office:value-type="float" office:value="4" calcext:value-type="float">
            <text:p>4</text:p>
          </table:table-cell>
          <table:table-cell table:formula="of:=SUM([.AV1:.AV5])" office:value-type="float" office:value="0" calcext:value-type="float">
            <text:p>0</text:p>
          </table:table-cell>
          <table:table-cell table:formula="of:=SUM([.AW1:.AW5])" office:value-type="float" office:value="2" calcext:value-type="float">
            <text:p>2</text:p>
          </table:table-cell>
          <table:table-cell table:formula="of:=SUM([.AX1:.AX5])" office:value-type="float" office:value="3" calcext:value-type="float">
            <text:p>3</text:p>
          </table:table-cell>
          <table:table-cell table:formula="of:=SUM([.AY1:.AY5])" office:value-type="float" office:value="0" calcext:value-type="float">
            <text:p>0</text:p>
          </table:table-cell>
          <table:table-cell table:formula="of:=SUM([.AZ1:.AZ5])" office:value-type="float" office:value="3" calcext:value-type="float">
            <text:p>3</text:p>
          </table:table-cell>
          <table:table-cell table:formula="of:=SUM([.BA1:.BA5])" office:value-type="float" office:value="3" calcext:value-type="float">
            <text:p>3</text:p>
          </table:table-cell>
          <table:table-cell table:formula="of:=SUM([.BB1:.BB5])" office:value-type="float" office:value="2" calcext:value-type="float">
            <text:p>2</text:p>
          </table:table-cell>
          <table:table-cell table:formula="of:=SUM([.BC1:.BC5])" office:value-type="float" office:value="2" calcext:value-type="float">
            <text:p>2</text:p>
          </table:table-cell>
          <table:table-cell table:formula="of:=SUM([.BD1:.BD5])" office:value-type="float" office:value="2" calcext:value-type="float">
            <text:p>2</text:p>
          </table:table-cell>
          <table:table-cell table:formula="of:=SUM([.BE1:.BE5])" office:value-type="float" office:value="3" calcext:value-type="float">
            <text:p>3</text:p>
          </table:table-cell>
          <table:table-cell table:formula="of:=SUM([.BF1:.BF5])" office:value-type="float" office:value="3" calcext:value-type="float">
            <text:p>3</text:p>
          </table:table-cell>
          <table:table-cell table:formula="of:=SUM([.BG1:.BG5])" office:value-type="float" office:value="3" calcext:value-type="float">
            <text:p>3</text:p>
          </table:table-cell>
          <table:table-cell table:formula="of:=SUM([.BH1:.BH5])" office:value-type="float" office:value="3" calcext:value-type="float">
            <text:p>3</text:p>
          </table:table-cell>
          <table:table-cell table:formula="of:=SUM([.BI1:.BI5])" office:value-type="float" office:value="3" calcext:value-type="float">
            <text:p>3</text:p>
          </table:table-cell>
          <table:table-cell table:formula="of:=SUM([.BJ1:.BJ5])" office:value-type="float" office:value="3" calcext:value-type="float">
            <text:p>3</text:p>
          </table:table-cell>
          <table:table-cell table:formula="of:=SUM([.BK1:.BK5])" office:value-type="float" office:value="2" calcext:value-type="float">
            <text:p>2</text:p>
          </table:table-cell>
          <table:table-cell table:formula="of:=SUM([.BL1:.BL5])" office:value-type="float" office:value="0" calcext:value-type="float">
            <text:p>0</text:p>
          </table:table-cell>
          <table:table-cell table:formula="of:=SUM([.BM1:.BM5])" office:value-type="float" office:value="3" calcext:value-type="float">
            <text:p>3</text:p>
          </table:table-cell>
          <table:table-cell table:formula="of:=SUM([.BN1:.BN5])" office:value-type="float" office:value="2" calcext:value-type="float">
            <text:p>2</text:p>
          </table:table-cell>
          <table:table-cell table:formula="of:=SUM([.BO1:.BO5])" office:value-type="float" office:value="3" calcext:value-type="float">
            <text:p>3</text:p>
          </table:table-cell>
          <table:table-cell table:formula="of:=SUM([.BP1:.BP5])" office:value-type="float" office:value="4" calcext:value-type="float">
            <text:p>4</text:p>
          </table:table-cell>
          <table:table-cell table:formula="of:=SUM([.BQ1:.BQ5])" office:value-type="float" office:value="2" calcext:value-type="float">
            <text:p>2</text:p>
          </table:table-cell>
          <table:table-cell table:formula="of:=SUM([.BR1:.BR5]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5"/>
        </table:table-row>
      </table:table>
      <table:named-expressions/>
      <table:database-ranges>
        <table:database-range table:name="__Anonymous_Sheet_DB__1" table:target-range-address="Sheet2.A1:Sheet2.BW63" table:contains-header="false">
          <table:sort>
            <table:sort-by table:field-number="7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4">00/00/0000</text:date>, <text:time style:data-style-name="N2" text:time-value="21:56:22.9272893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4T22:04:27.289016694</dc:date>
    <meta:generator>LibreOffice/4.2.8.2$Linux_X86_64 LibreOffice_project/420m0$Build-2</meta:generator>
    <meta:editing-duration>P0D</meta:editing-duration>
    <meta:editing-cycles>1</meta:editing-cycles>
    <meta:document-statistic meta:table-count="2" meta:cell-count="9296" meta:object-count="0"/>
  </office:meta>
</office:document-meta>
</file>